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background-color="transparent"/>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2pt" fo:language="ru" fo:country="RU" style:font-size-asian="12pt" style:font-size-complex="12pt"/>
    </style:style>
    <style:style style:name="P140" style:family="paragraph" style:parent-style-name="First_20_line_20_indent">
      <style:text-properties fo:language="en" fo:country="US"/>
    </style:style>
    <style:style style:name="P141" style:family="paragraph" style:parent-style-name="First_20_line_20_indent">
      <style:paragraph-properties fo:text-align="justify" style:justify-single-word="false"/>
      <style:text-properties fo:language="en" fo:country="US"/>
    </style:style>
    <style:style style:name="P142" style:family="paragraph" style:parent-style-name="First_20_line_20_indent">
      <style:paragraph-properties fo:text-align="justify" style:justify-single-word="false"/>
    </style:style>
    <style:style style:name="P143" style:family="paragraph" style:parent-style-name="Text_20_body">
      <style:paragraph-properties fo:margin-left="0cm" fo:margin-right="0cm" fo:text-align="center" style:justify-single-word="false" fo:text-indent="0cm" style:auto-text-indent="false"/>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cm" fo:margin-right="0cm" fo:text-align="justify" style:justify-single-word="false" fo:text-indent="0cm" style:auto-text-indent="false"/>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Footnote">
      <style:text-properties fo:font-style="normal" style:font-style-asian="normal" style:font-style-complex="normal"/>
    </style:style>
    <style:style style:name="P151" style:family="paragraph" style:parent-style-name="Text_20_body">
      <style:paragraph-properties loext:contextual-spacing="false" fo:margin-top="0cm" fo:margin-bottom="0.212cm" fo:text-align="justify" style:justify-single-word="false"/>
      <style:text-properties fo:language="en" fo:country="US"/>
    </style:style>
    <style:style style:name="P15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3" style:family="paragraph" style:parent-style-name="Standard">
      <style:text-properties fo:font-style="italic" style:font-style-asian="italic" style:font-style-complex="italic"/>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P15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style:font-weight-asian="normal" style:font-weight-complex="normal" loext:char-shading-value="0"/>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loext:char-shading-value="0"/>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style:use-window-font-color="true" fo:language="ru" fo:country="RU" fo:font-style="normal" fo:background-color="transparent" style:font-style-asian="normal" style:font-style-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7">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7">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7">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3">***</text:p>
      <text:p text:style-name="P143"/>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1"/>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9">—</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9074145149558075746" text:style-name="L1">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8"><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7">– <text:span text:style-name="T1">Восемь, учитель!</text:span></text:p><text:p text:style-name="P14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5" text:outline-level="2">8. Стыд</text:h>
      <text:p text:style-name="P144"/>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6"/>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1">прекрасные создания, хоть и малость не от мира сего! Чисто, культурно, вежливо. Дворецкий </text:span><text:span text:style-name="T14">—</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9">Мне печалиться не стоит</text:p><text:p text:style-name="P149">Жизнь прекрасна и полн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 —</text:p><text:p text:style-name="P149">Но друзья остались в прошлом,</text:p><text:p text:style-name="P149">Пустота пришла в мой 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8">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4"/>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6">—</text:span><text:span text:style-name="T17">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1">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0">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7">— </text:span><text:span text:style-name="T59">эт правда?</text:span></text:p>
      <text:p text:style-name="P49"><text:span text:style-name="T17">– </text:span><text:span text:style-name="T59">Какая из? Их много, вообще-то. Ик!</text:span></text:p>
      <text:p text:style-name="P49"><text:span text:style-name="T17">–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7">– Н</text:span><text:span text:style-name="T59">он-нон, </text:span><text:span text:style-name="T17">– </text:span><text:span text:style-name="T59">захихикала Пинки, взъерошив копытами розовые кудряшки и попытавшись соорудить из них бороду, </text:span><text:span text:style-name="T17">–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7">–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7">– </text:span><text:span text:style-name="T59">Ты что-о-о! Нельзя любить фаэри! Она похитит твоё сердце, и ты будешь искать её, пока не… </text:span><text:span text:style-name="T17">– </text:span><text:span text:style-name="T59">Пинки погрузилась мордочкой в так и не съеденный салат «по-кантерлотски» и захрапела.</text:span></text:p>
      <text:p text:style-name="P49"><text:span text:style-name="T17">– </text:span><text:span text:style-name="T59">Пока не умру?</text:span></text:p>
      <text:p text:style-name="P49"><text:span text:style-name="T17">– </text:span><text:span text:style-name="T59">Нет, глупенький, </text:span><text:span text:style-name="T17">– </text:span><text:span text:style-name="T59">пробулькала Пинки из миски. </text:span><text:span text:style-name="T17">–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5">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3"/>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6">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5">Исчезновение дневной главы диархии: Эквестрия в панике!</text:span>» (статья двухдневной давности).</text:p>
      <text:p text:style-name="P52">«<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2">«<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5"/>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3"/>
      <text:p text:style-name="Standard"><text:span text:style-name="T21">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1">24пн</text:p>
      <text:p text:style-name="P71">15</text:p>
      <text:p text:style-name="P52"><text:span text:style-name="T25">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8">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8">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8">–</text:span> Тогда зачем она..?</text:p>
      <text:p text:style-name="P49"><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9">–</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9">–</text:span> Другие? Кто ещё?<text:span text:style-name="T11"> </text:span>С кем ещё у тебя были… отношения?</text:p>
      <text:p text:style-name="P49"><text:span text:style-name="T18">–</text:span> С Рэйнбоу Дэш, <text:span text:style-name="T18">–</text:span> ответил я несчастным голосом. <text:span text:style-name="T18">–</text:span> И, может быть, с Пинки.</text:p>
      <text:p text:style-name="P49"><text:span text:style-name="T18">–</text:span> А ты живчик, <text:span text:style-name="T18">–</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8">–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8">–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8">–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8">–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8">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5">«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5"/>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4"/>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8">Центурия <text:span text:style-name="T52">–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8">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1">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7">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2">с</text:span> форменны<text:span text:style-name="T62">ми</text:span> <text:span text:style-name="T62">шевронами</text:span>. С именными <text:span text:style-name="T6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2"/>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4">—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1"/>
      <text:p text:style-name="P151">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5"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style-name="P139">… </text:p>
      <text:p text:style-name="P139">БАХ!!!</text:p>
      <text:p text:style-name="P139">…</text:p>
      <text:p text:style-name="P139"/>
      <text:p text:style-name="P137">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7"/>
      <text:p text:style-name="P127">Я задумался. Драконикус, похоже, говорил искренне. Но кто тогда всё это время играл с нами, <text:span text:style-name="T27">словно кот с мышью</text:span>?</text:p>
      <text:p text:style-name="P127"><text:soft-page-break/></text:p>
      <text:p text:style-name="P127"><text:span text:style-name="T11">– </text:span>Анон! <text:span text:style-name="T11">– </text:span>крикнула Эпплджек из прихожей. <text:span text:style-name="T11">– </text:span>Я слышу шум за дверью!</text:p>
      <text:p text:style-name="P127">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
      <text:p text:style-name="P127">От второго удара дверная коробка крякнула и наполовину въехала в прихожую.</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29"><text:soft-page-break/>«…<text:span text:style-name="T27">Будь храбр. Будь стоек. Будь силён. Что бы ни случилось, помни: Эквестрия с тобой. Эквестрия в тебе. Навсегда. И всегда…»</text:span></text:p>
      <text:p text:style-name="P131"/>
      <text:p text:style-name="P127">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
      <text:p text:style-name="P127">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
      <text:p text:style-name="P127">Селестия милосердная!!!</text:p>
      <text:p text:style-name="P127"/>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
      <text:p text:style-name="P127">Флаттершай появилась над бортиком и свесила вниз руку. Эпплджек вытянулась и протянула ей ноутбук одной рукой.</text:p>
      <text:p text:style-name="P127"/>
      <text:p text:style-name="P127">НЕТ! У них не получилось!</text:p>
      <text:p text:style-name="P127">У меня враз вспотели ладони. Держаться на верёвке стало чертовски трудно.</text:p>
      <text:p text:style-name="P127"><text:soft-page-break/></text:p>
      <text:p text:style-name="P12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7"/>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
      <text:p text:style-name="P127">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7"/>
      <text:p text:style-name="P127">К счастью, фермерша не разжала ног.</text:p>
      <text:p text:style-name="P127"/>
      <text:p text:style-name="P127">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7">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7"/>
      <text:p text:style-name="P127">Фак-фак-фак-фак-фак!!! ДА НУ ЕГО В ПЕНЬ — ТАКОЙ АЛЬПИНИЗМ!!! А-А-А-А-А-А!!!…</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
      <text:p text:style-name="P127">Я открыл глаза.</text:p>
      <text:p text:style-name="P127">Перед носом плавными рывками уходили вниз окна этажей. Вихрь от взмахов <text:span text:style-name="T27">разномастных</text:span> крыльев трепал волосы и выдувал слёзы из глаз. Тупая боль гнездилась в сожжённых верёвкой суставах.</text:p>
      <text:p text:style-name="P127">Чуть подняв глаза, я уставился в кривую морду драконикуса.</text:p>
      <text:p text:style-name="P127">– Отпусти фермершу. Я её держу, – повторил Дискорд. – Мне сбалансироваться надо, вы не такие уж и лёгкие!</text:p>
      <text:p text:style-name="P127"/>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происходил в молчании.</text:p>
      <text:p text:style-name="P127"/>
      <text:p text:style-name="P127"><text:soft-page-break/>…</text:p>
      <text:p text:style-name="P127"/>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раконикус начал короткую пробежку к краю. Крохотные крылышки затрепыхались <text:s text:c="2"/>в отчаянной попытке разогреться.</text:p>
      <text:p text:style-name="P127"><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7"/>
      <text:p text:style-name="P127">…край крыши промелькнул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7"/>
      <text:p text:style-name="P127">Перед нами увеличивалась громада моей высотки.</text:p>
      <text:p text:style-name="P127">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спрятав лицо в короткой гриве.</text:p>
      <text:p text:style-name="P127">– ВНИМАНИЕ!!! – заорал Дискорд.</text:p>
      <text:p text:style-name="P127"><text:soft-page-break/>Сложив крылья, драконикус <text:s/>стрелой влетел в портал.</text:p>
      <text:p text:style-name="P127"/>
      <text:p text:style-name="P128">***</text:p>
      <text:p text:style-name="P127"/>
      <text:p text:style-name="P127">Ох, щит!!!</text:p>
      <text:h text:style-name="Heading_20_2" text:outline-level="2"/>
      <text:h text:style-name="Heading_20_2" text:outline-level="2"><text:span text:style-name="T1">30</text:span>. Разговор за столиком в <text:span text:style-name="T1">ночи</text:span></text:h>
      <text:p text:style-name="P140"/>
      <text:p text:style-name="P142">Мы почти успели.</text:p>
      <text:p text:style-name="P142"/>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
      <text:p text:style-name="P138">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8"/>
      <text:p text:style-name="P138">«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8"/>
      <text:p text:style-name="P13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очти как сейчас. Как говорится, найди десять отличий.</text:p>
      <text:p text:style-name="P138">Вот только… Только Дэш была бы жива…</text:p>
      <text:p text:style-name="P141">Я тяжело вздохнул.</text:p>
      <text:p text:style-name="P141"/>
      <text:p text:style-name="P141"><text:soft-page-break/>…</text:p>
      <text:p text:style-name="P141"/>
      <text:p text:style-name="P14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1"/>
      <text:p text:style-name="P14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8"/>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text:span text:style-name="T11">Э</text:span><text:span text:style-name="T11">краном…</text:span></text:p>
      <text:p text:style-name="P52">Я глубоко вздохнул, как перед прыжком в воду.</text:p>
      <text:p text:style-name="P52"/>
      <text:p text:style-name="P52"><text:span text:style-name="T11">–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2">таковым — в тот момент, когда он теряет интерес к фэндому — его альтер-эго в Эквестрии исчезает! Я видел, как пони прыгнул в экран — а на другой </text:span><text:span text:style-name="T22">его </text:span><text:span text:style-name="T22">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text:span><text:span text:style-name="T22">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text:span><text:span text:style-name="T11">с</text:span><text:span text:style-name="T11">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3">– </text:span><text:span text:style-name="T43">Ваши ф</text:span><text:span text:style-name="T43">изики твердят, что в </text:span><text:span text:style-name="T43">м</text:span><text:span text:style-name="T43">ультивселенной всё, что имеет хоть мизерную вероятность случиться, случается где-нибудь </text:span><text:span text:style-name="T43">и </text:span><text:span text:style-name="T43">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text:span><text:span text:style-name="T27">противиться этому процессу</text:span><text:span text:style-name="T27">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text:span><text:span text:style-name="T27">Аликорны</text:span><text:span text:style-name="T27">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text:span><text:span text:style-name="T43">там</text:span><text:span text:style-name="T43">, где бы он ни был.</text:span><text:span text:style-name="T43"><text:note text:id="ftn21" text:note-class="footnote"><text:note-citation>21</text:note-citation><text:note-body><text:p text:style-name="P15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0">–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text:span><text:span text:style-name="T43">Н</text:span><text:span text:style-name="T43">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
      <text:p text:style-name="P110">Демиург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text:soft-page-break/></text:p>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етвь, в которую нужно направить энергию воображения брони.</text:p>
      <text:p text:style-name="P110"/>
      <text:p text:style-name="P110">Я опять задумался. В голове было пусто.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
      <text:p text:style-name="P110">– Почему бы не сделать главной каноническую Эквестрию? Ту, что описана в мультике?</text:p>
      <text:p text:style-name="P110"><text:soft-page-break/>– Нет, так не получится.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им послужил именно сериал, но кажд</text:span><text:span text:style-name="T52">ая</text:span><text:span text:style-name="T52"> </text:span><text:span text:style-name="T52">ветвь</text:span><text:span text:style-name="T52"> </text:span><text:span text:style-name="T57">—</text:span><text:span text:style-name="T52"> сам</text:span><text:span text:style-name="T52">а</text:span><text:span text:style-name="T52"> по себе, кажд</text:span><text:span text:style-name="T52">ая</text:span><text:span text:style-name="T52"> создаёт частичку того, что можно назвать континуумом Эквестрии. Но так как </text:span><text:span text:style-name="T52">ветви</text:span><text:span text:style-name="T52">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Ну, и драка с Иггусом тоже может породить кучу параллельных веток. Как-то так.</text:p>
      <text:p text:style-name="P111"/>
      <text:p text:style-name="P110">Анакорн аж подпрыгнул на месте от восторга и стал мне аплодировать.</text:p>
      <text:p text:style-name="P111"/>
      <text:p text:style-name="P110"><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1"/>
      <text:p text:style-name="P111">Я подозрительно посмотрел на Анакорна.</text:p>
      <text:p text:style-name="P110"><text:span text:style-name="T19">– </text:span><text:span text:style-name="T52">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9">–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text:soft-page-break/></text:p>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7">— ты меня с кьютимарками уже пригрузил на ближайшие тысячи лет.</text:span></text:p>
      <text:p text:style-name="P107"/>
      <text:p text:style-name="P119">Мрачное воспоминание заставило меня поперхнуться.</text:p>
      <text:p text:style-name="P119"/>
      <text:p text:style-name="P119"><text:span text:style-name="T56">– Вот только… </text:span><text:span text:style-name="T56">&lt;Анон говорит, что не хочет оставлять миры жестокости — кексики </text:span><text:span text:style-name="T13">(</text:span><text:span text:style-name="T56">сон Пинки) и радужную фабрику (сны жеребят).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gt;</text:span></text:p>
      <text:p text:style-name="P118"/>
      <text:p text:style-name="P110">…</text:p>
      <text:p text:style-name="P110"/>
      <text:p text:style-name="P110">Факн щит<text:note text:id="ftn22" text:note-class="footnote"><text:note-citation>22</text:note-citation><text:note-body><text:p text:style-name="P147">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Анакорн насупился и спрятал карандаш в гриву.</text:p>
      <text:p text:style-name="P110"><text:span text:style-name="T11">– </text:span>Увы, тут я тебе помочь почти не могу. Тебя для написания фанфика придётся вернуться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text:soft-page-break/></text:p>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text:soft-page-break/>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text:soft-page-break/>–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text:soft-page-break/>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4"/>
      <text:p text:style-name="P104">В голосе пегаски слышались слёзы.</text:p>
      <text:p text:style-name="P104"/>
      <text:p text:style-name="P103"><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7"/>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text:soft-page-break/></text:p>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20T00:21:54.86</dc:date>
    <meta:editing-duration>P167DT19H29M11S</meta:editing-duration>
    <meta:editing-cycles>1068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64" meta:word-count="110668" meta:character-count="703798"/>
  </office:meta>
</office:document-meta>
</file>